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2cm" fo:min-width="0.702cm"/>
    </style:style>
    <style:style style:name="gr2" style:family="graphic" style:parent-style-name="standard">
      <style:graphic-properties draw:textarea-horizontal-align="justify" draw:textarea-vertical-align="middle" draw:auto-grow-height="false" fo:min-height="0.6cm" fo:min-width="0.35cm"/>
    </style:style>
    <style:style style:name="gr3" style:family="graphic" style:parent-style-name="standard">
      <style:graphic-properties draw:textarea-horizontal-align="justify" draw:textarea-vertical-align="middle" draw:auto-grow-height="false" fo:min-height="0.599cm" fo:min-width="0.34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.7cm" svg:height="1.7cm" svg:x="7.5cm" svg:y="3.6cm">
          <text:p text:style-name="P1">5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cm" svg:height="1.7cm" svg:x="5.1cm" svg:y="5.9cm">
          <text:p text:style-name="P1">4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cm" svg:height="1.7cm" svg:x="9.8cm" svg:y="5.9cm">
          <text:p text:style-name="P1">5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cm" svg:height="1.7cm" svg:x="2.8cm" svg:y="8.6cm">
          <text:p text:style-name="P1">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cm" svg:height="1.7cm" svg:x="12.2cm" svg:y="8.6cm">
          <text:p text:style-name="P1">6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cm" svg:height="1.7cm" svg:x="5.8cm" svg:y="11.2cm">
          <text:p text:style-name="P1">3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Predeterminado">
        <draw:custom-shape draw:style-name="gr2" draw:text-style-name="P1" draw:layer="layout" svg:width="1.2cm" svg:height="1.2cm" svg:x="9.4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cm" svg:height="1.2cm" svg:x="4.901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cm" svg:height="1.2cm" svg:x="14.001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cm" svg:height="1.2cm" svg:x="2.4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cm" svg:height="1.2cm" svg:x="6.5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cm" svg:height="1.2cm" svg:x="11.9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cm" svg:height="1.2cm" svg:x="16.6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cm" svg:height="1.2cm" svg:x="1.3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199cm" svg:height="1.201cm" svg:x="3.201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cm" svg:height="1.2cm" svg:x="5.5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cm" svg:height="1.2cm" svg:x="7.3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cm" svg:height="1.2cm" svg:x="10.7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cm" svg:height="1.2cm" svg:x="12.8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cm" svg:height="1.2cm" svg:x="15.5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cm" svg:height="1.2cm" svg:x="17.7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1T14:09:38.072337727</meta:creation-date>
    <meta:editing-duration>PT3M21S</meta:editing-duration>
    <meta:editing-cycles>2</meta:editing-cycles>
    <meta:generator>LibreOffice/5.0.4.2$Linux_X86_64 LibreOffice_project/00m0$Build-2</meta:generator>
    <dc:date>2016-02-01T14:12:57.746323773</dc:date>
    <meta:document-statistic meta:object-count="21"/>
  </office:meta>
</office:document-meta>
</file>